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T1(n)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T2(n)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T3(n)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log4(n)</text:p>
          </table:table-cell>
          <table:table-cell office:value-type="string" calcext:value-type="string">
            <text:p>log4(2n)</text:p>
          </table:table-cell>
          <table:table-cell office:value-type="string" calcext:value-type="string">
            <text:p>log4(4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OG([.A2])/LOG(4)" office:value-type="string" office:string-value="" calcext:value-type="error">
            <text:p>Err:502</text:p>
          </table:table-cell>
          <table:table-cell table:formula="of:=LOG(2*[.A2])/LOG(4)" office:value-type="string" office:string-value="" calcext:value-type="error">
            <text:p>Err:502</text:p>
          </table:table-cell>
          <table:table-cell table:formula="of:=LOG(4*[.A2])/LOG(4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LOG([.A3])/LOG(4)" office:value-type="float" office:value="0" calcext:value-type="float">
            <text:p>0</text:p>
          </table:table-cell>
          <table:table-cell table:formula="of:=LOG(2*[.A3])/LOG(4)" office:value-type="float" office:value="0.5" calcext:value-type="float">
            <text:p>0,5</text:p>
          </table:table-cell>
          <table:table-cell table:formula="of:=LOG(4*[.A3])/LOG(4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OG([.A4])/LOG(4)" office:value-type="float" office:value="0.5" calcext:value-type="float">
            <text:p>0,5</text:p>
          </table:table-cell>
          <table:table-cell table:formula="of:=LOG(2*[.A4])/LOG(4)" office:value-type="float" office:value="1" calcext:value-type="float">
            <text:p>1</text:p>
          </table:table-cell>
          <table:table-cell table:formula="of:=LOG(4*[.A4])/LOG(4)" office:value-type="float" office:value="1.5" calcext:value-type="float">
            <text:p>1,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LOG([.A5])/LOG(4)" office:value-type="float" office:value="0.792481250360578" calcext:value-type="float">
            <text:p>0,792481250360578</text:p>
          </table:table-cell>
          <table:table-cell table:formula="of:=LOG(2*[.A5])/LOG(4)" office:value-type="float" office:value="1.29248125036058" calcext:value-type="float">
            <text:p>1,29248125036058</text:p>
          </table:table-cell>
          <table:table-cell table:formula="of:=LOG(4*[.A5])/LOG(4)" office:value-type="float" office:value="1.79248125036058" calcext:value-type="float">
            <text:p>1,792481250360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G([.A6])/LOG(4)" office:value-type="float" office:value="1" calcext:value-type="float">
            <text:p>1</text:p>
          </table:table-cell>
          <table:table-cell table:formula="of:=LOG(2*[.A6])/LOG(4)" office:value-type="float" office:value="1.5" calcext:value-type="float">
            <text:p>1,5</text:p>
          </table:table-cell>
          <table:table-cell table:formula="of:=LOG(4*[.A6])/LOG(4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LOG([.A7])/LOG(4)" office:value-type="float" office:value="1.16096404744368" calcext:value-type="float">
            <text:p>1,16096404744368</text:p>
          </table:table-cell>
          <table:table-cell table:formula="of:=LOG(2*[.A7])/LOG(4)" office:value-type="float" office:value="1.66096404744368" calcext:value-type="float">
            <text:p>1,66096404744368</text:p>
          </table:table-cell>
          <table:table-cell table:formula="of:=LOG(4*[.A7])/LOG(4)" office:value-type="float" office:value="2.16096404744368" calcext:value-type="float">
            <text:p>2,160964047443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LOG([.A8])/LOG(4)" office:value-type="float" office:value="1.29248125036058" calcext:value-type="float">
            <text:p>1,29248125036058</text:p>
          </table:table-cell>
          <table:table-cell table:formula="of:=LOG(2*[.A8])/LOG(4)" office:value-type="float" office:value="1.79248125036058" calcext:value-type="float">
            <text:p>1,79248125036058</text:p>
          </table:table-cell>
          <table:table-cell table:formula="of:=LOG(4*[.A8])/LOG(4)" office:value-type="float" office:value="2.29248125036058" calcext:value-type="float">
            <text:p>2,292481250360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LOG([.A9])/LOG(4)" office:value-type="float" office:value="1.4036774610288" calcext:value-type="float">
            <text:p>1,4036774610288</text:p>
          </table:table-cell>
          <table:table-cell table:formula="of:=LOG(2*[.A9])/LOG(4)" office:value-type="float" office:value="1.9036774610288" calcext:value-type="float">
            <text:p>1,9036774610288</text:p>
          </table:table-cell>
          <table:table-cell table:formula="of:=LOG(4*[.A9])/LOG(4)" office:value-type="float" office:value="2.4036774610288" calcext:value-type="float">
            <text:p>2,40367746102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LOG([.A10])/LOG(4)" office:value-type="float" office:value="1.5" calcext:value-type="float">
            <text:p>1,5</text:p>
          </table:table-cell>
          <table:table-cell table:formula="of:=LOG(2*[.A10])/LOG(4)" office:value-type="float" office:value="2" calcext:value-type="float">
            <text:p>2</text:p>
          </table:table-cell>
          <table:table-cell table:formula="of:=LOG(4*[.A10])/LOG(4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LOG([.A11])/LOG(4)" office:value-type="float" office:value="1.58496250072116" calcext:value-type="float">
            <text:p>1,58496250072116</text:p>
          </table:table-cell>
          <table:table-cell table:formula="of:=LOG(2*[.A11])/LOG(4)" office:value-type="float" office:value="2.08496250072116" calcext:value-type="float">
            <text:p>2,08496250072116</text:p>
          </table:table-cell>
          <table:table-cell table:formula="of:=LOG(4*[.A11])/LOG(4)" office:value-type="float" office:value="2.58496250072116" calcext:value-type="float">
            <text:p>2,58496250072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LOG([.A12])/LOG(4)" office:value-type="float" office:value="1.66096404744368" calcext:value-type="float">
            <text:p>1,66096404744368</text:p>
          </table:table-cell>
          <table:table-cell table:formula="of:=LOG(2*[.A12])/LOG(4)" office:value-type="float" office:value="2.16096404744368" calcext:value-type="float">
            <text:p>2,16096404744368</text:p>
          </table:table-cell>
          <table:table-cell table:formula="of:=LOG(4*[.A12])/LOG(4)" office:value-type="float" office:value="2.66096404744368" calcext:value-type="float">
            <text:p>2,66096404744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LOG([.A13])/LOG(4)" office:value-type="float" office:value="1.72971580931865" calcext:value-type="float">
            <text:p>1,72971580931865</text:p>
          </table:table-cell>
          <table:table-cell table:formula="of:=LOG(2*[.A13])/LOG(4)" office:value-type="float" office:value="2.22971580931865" calcext:value-type="float">
            <text:p>2,22971580931865</text:p>
          </table:table-cell>
          <table:table-cell table:formula="of:=LOG(4*[.A13])/LOG(4)" office:value-type="float" office:value="2.72971580931865" calcext:value-type="float">
            <text:p>2,729715809318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LOG([.A14])/LOG(4)" office:value-type="float" office:value="1.79248125036058" calcext:value-type="float">
            <text:p>1,79248125036058</text:p>
          </table:table-cell>
          <table:table-cell table:formula="of:=LOG(2*[.A14])/LOG(4)" office:value-type="float" office:value="2.29248125036058" calcext:value-type="float">
            <text:p>2,29248125036058</text:p>
          </table:table-cell>
          <table:table-cell table:formula="of:=LOG(4*[.A14])/LOG(4)" office:value-type="float" office:value="2.79248125036058" calcext:value-type="float">
            <text:p>2,792481250360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LOG([.A15])/LOG(4)" office:value-type="float" office:value="1.85021985907055" calcext:value-type="float">
            <text:p>1,85021985907055</text:p>
          </table:table-cell>
          <table:table-cell table:formula="of:=LOG(2*[.A15])/LOG(4)" office:value-type="float" office:value="2.35021985907055" calcext:value-type="float">
            <text:p>2,35021985907055</text:p>
          </table:table-cell>
          <table:table-cell table:formula="of:=LOG(4*[.A15])/LOG(4)" office:value-type="float" office:value="2.85021985907055" calcext:value-type="float">
            <text:p>2,850219859070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LOG([.A16])/LOG(4)" office:value-type="float" office:value="1.9036774610288" calcext:value-type="float">
            <text:p>1,9036774610288</text:p>
          </table:table-cell>
          <table:table-cell table:formula="of:=LOG(2*[.A16])/LOG(4)" office:value-type="float" office:value="2.4036774610288" calcext:value-type="float">
            <text:p>2,4036774610288</text:p>
          </table:table-cell>
          <table:table-cell table:formula="of:=LOG(4*[.A16])/LOG(4)" office:value-type="float" office:value="2.9036774610288" calcext:value-type="float">
            <text:p>2,9036774610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LOG([.A17])/LOG(4)" office:value-type="float" office:value="1.95344529780426" calcext:value-type="float">
            <text:p>1,95344529780426</text:p>
          </table:table-cell>
          <table:table-cell table:formula="of:=LOG(2*[.A17])/LOG(4)" office:value-type="float" office:value="2.45344529780426" calcext:value-type="float">
            <text:p>2,45344529780426</text:p>
          </table:table-cell>
          <table:table-cell table:formula="of:=LOG(4*[.A17])/LOG(4)" office:value-type="float" office:value="2.95344529780426" calcext:value-type="float">
            <text:p>2,953445297804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LOG([.A18])/LOG(4)" office:value-type="float" office:value="2" calcext:value-type="float">
            <text:p>2</text:p>
          </table:table-cell>
          <table:table-cell table:formula="of:=LOG(2*[.A18])/LOG(4)" office:value-type="float" office:value="2.5" calcext:value-type="float">
            <text:p>2,5</text:p>
          </table:table-cell>
          <table:table-cell table:formula="of:=LOG(4*[.A18])/LOG(4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LOG([.A19])/LOG(4)" office:value-type="float" office:value="2.04373142062517" calcext:value-type="float">
            <text:p>2,04373142062517</text:p>
          </table:table-cell>
          <table:table-cell table:formula="of:=LOG(2*[.A19])/LOG(4)" office:value-type="float" office:value="2.54373142062517" calcext:value-type="float">
            <text:p>2,54373142062517</text:p>
          </table:table-cell>
          <table:table-cell table:formula="of:=LOG(4*[.A19])/LOG(4)" office:value-type="float" office:value="3.04373142062517" calcext:value-type="float">
            <text:p>3,043731420625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LOG([.A20])/LOG(4)" office:value-type="float" office:value="2.08496250072116" calcext:value-type="float">
            <text:p>2,08496250072116</text:p>
          </table:table-cell>
          <table:table-cell table:formula="of:=LOG(2*[.A20])/LOG(4)" office:value-type="float" office:value="2.58496250072116" calcext:value-type="float">
            <text:p>2,58496250072116</text:p>
          </table:table-cell>
          <table:table-cell table:formula="of:=LOG(4*[.A20])/LOG(4)" office:value-type="float" office:value="3.08496250072116" calcext:value-type="float">
            <text:p>3,084962500721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LOG([.A21])/LOG(4)" office:value-type="float" office:value="2.12396375672179" calcext:value-type="float">
            <text:p>2,12396375672179</text:p>
          </table:table-cell>
          <table:table-cell table:formula="of:=LOG(2*[.A21])/LOG(4)" office:value-type="float" office:value="2.62396375672179" calcext:value-type="float">
            <text:p>2,62396375672179</text:p>
          </table:table-cell>
          <table:table-cell table:formula="of:=LOG(4*[.A21])/LOG(4)" office:value-type="float" office:value="3.12396375672179" calcext:value-type="float">
            <text:p>3,123963756721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LOG([.A22])/LOG(4)" office:value-type="float" office:value="2.16096404744368" calcext:value-type="float">
            <text:p>2,16096404744368</text:p>
          </table:table-cell>
          <table:table-cell table:formula="of:=LOG(2*[.A22])/LOG(4)" office:value-type="float" office:value="2.66096404744368" calcext:value-type="float">
            <text:p>2,66096404744368</text:p>
          </table:table-cell>
          <table:table-cell table:formula="of:=LOG(4*[.A22])/LOG(4)" office:value-type="float" office:value="3.16096404744368" calcext:value-type="float">
            <text:p>3,160964047443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LOG([.A23])/LOG(4)" office:value-type="float" office:value="2.19615871138938" calcext:value-type="float">
            <text:p>2,19615871138938</text:p>
          </table:table-cell>
          <table:table-cell table:formula="of:=LOG(2*[.A23])/LOG(4)" office:value-type="float" office:value="2.69615871138938" calcext:value-type="float">
            <text:p>2,69615871138938</text:p>
          </table:table-cell>
          <table:table-cell table:formula="of:=LOG(4*[.A23])/LOG(4)" office:value-type="float" office:value="3.19615871138938" calcext:value-type="float">
            <text:p>3,19615871138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LOG([.A24])/LOG(4)" office:value-type="float" office:value="2.22971580931865" calcext:value-type="float">
            <text:p>2,22971580931865</text:p>
          </table:table-cell>
          <table:table-cell table:formula="of:=LOG(2*[.A24])/LOG(4)" office:value-type="float" office:value="2.72971580931865" calcext:value-type="float">
            <text:p>2,72971580931865</text:p>
          </table:table-cell>
          <table:table-cell table:formula="of:=LOG(4*[.A24])/LOG(4)" office:value-type="float" office:value="3.22971580931865" calcext:value-type="float">
            <text:p>3,229715809318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LOG([.A25])/LOG(4)" office:value-type="float" office:value="2.26178097802851" calcext:value-type="float">
            <text:p>2,26178097802851</text:p>
          </table:table-cell>
          <table:table-cell table:formula="of:=LOG(2*[.A25])/LOG(4)" office:value-type="float" office:value="2.76178097802851" calcext:value-type="float">
            <text:p>2,76178097802851</text:p>
          </table:table-cell>
          <table:table-cell table:formula="of:=LOG(4*[.A25])/LOG(4)" office:value-type="float" office:value="3.26178097802851" calcext:value-type="float">
            <text:p>3,261780978028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LOG([.A26])/LOG(4)" office:value-type="float" office:value="2.29248125036058" calcext:value-type="float">
            <text:p>2,29248125036058</text:p>
          </table:table-cell>
          <table:table-cell table:formula="of:=LOG(2*[.A26])/LOG(4)" office:value-type="float" office:value="2.79248125036058" calcext:value-type="float">
            <text:p>2,79248125036058</text:p>
          </table:table-cell>
          <table:table-cell table:formula="of:=LOG(4*[.A26])/LOG(4)" office:value-type="float" office:value="3.29248125036058" calcext:value-type="float">
            <text:p>3,292481250360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LOG([.A27])/LOG(4)" office:value-type="float" office:value="2.32192809488736" calcext:value-type="float">
            <text:p>2,32192809488736</text:p>
          </table:table-cell>
          <table:table-cell table:formula="of:=LOG(2*[.A27])/LOG(4)" office:value-type="float" office:value="2.82192809488736" calcext:value-type="float">
            <text:p>2,82192809488736</text:p>
          </table:table-cell>
          <table:table-cell table:formula="of:=LOG(4*[.A27])/LOG(4)" office:value-type="float" office:value="3.32192809488736" calcext:value-type="float">
            <text:p>3,321928094887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LOG([.A28])/LOG(4)" office:value-type="float" office:value="2.35021985907055" calcext:value-type="float">
            <text:p>2,35021985907055</text:p>
          </table:table-cell>
          <table:table-cell table:formula="of:=LOG(2*[.A28])/LOG(4)" office:value-type="float" office:value="2.85021985907055" calcext:value-type="float">
            <text:p>2,85021985907055</text:p>
          </table:table-cell>
          <table:table-cell table:formula="of:=LOG(4*[.A28])/LOG(4)" office:value-type="float" office:value="3.35021985907055" calcext:value-type="float">
            <text:p>3,350219859070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formula="of:=LOG([.A29])/LOG(4)" office:value-type="float" office:value="2.37744375108173" calcext:value-type="float">
            <text:p>2,37744375108173</text:p>
          </table:table-cell>
          <table:table-cell table:formula="of:=LOG(2*[.A29])/LOG(4)" office:value-type="float" office:value="2.87744375108173" calcext:value-type="float">
            <text:p>2,87744375108173</text:p>
          </table:table-cell>
          <table:table-cell table:formula="of:=LOG(4*[.A29])/LOG(4)" office:value-type="float" office:value="3.37744375108173" calcext:value-type="float">
            <text:p>3,377443751081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LOG([.A30])/LOG(4)" office:value-type="float" office:value="2.4036774610288" calcext:value-type="float">
            <text:p>2,4036774610288</text:p>
          </table:table-cell>
          <table:table-cell table:formula="of:=LOG(2*[.A30])/LOG(4)" office:value-type="float" office:value="2.9036774610288" calcext:value-type="float">
            <text:p>2,9036774610288</text:p>
          </table:table-cell>
          <table:table-cell table:formula="of:=LOG(4*[.A30])/LOG(4)" office:value-type="float" office:value="3.4036774610288" calcext:value-type="float">
            <text:p>3,40367746102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LOG([.A31])/LOG(4)" office:value-type="float" office:value="2.42899049756379" calcext:value-type="float">
            <text:p>2,42899049756379</text:p>
          </table:table-cell>
          <table:table-cell table:formula="of:=LOG(2*[.A31])/LOG(4)" office:value-type="float" office:value="2.92899049756379" calcext:value-type="float">
            <text:p>2,92899049756379</text:p>
          </table:table-cell>
          <table:table-cell table:formula="of:=LOG(4*[.A31])/LOG(4)" office:value-type="float" office:value="3.42899049756379" calcext:value-type="float">
            <text:p>3,428990497563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LOG([.A32])/LOG(4)" office:value-type="float" office:value="2.45344529780426" calcext:value-type="float">
            <text:p>2,45344529780426</text:p>
          </table:table-cell>
          <table:table-cell table:formula="of:=LOG(2*[.A32])/LOG(4)" office:value-type="float" office:value="2.95344529780426" calcext:value-type="float">
            <text:p>2,95344529780426</text:p>
          </table:table-cell>
          <table:table-cell table:formula="of:=LOG(4*[.A32])/LOG(4)" office:value-type="float" office:value="3.45344529780426" calcext:value-type="float">
            <text:p>3,453445297804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LOG([.A33])/LOG(4)" office:value-type="float" office:value="2.47709815519344" calcext:value-type="float">
            <text:p>2,47709815519344</text:p>
          </table:table-cell>
          <table:table-cell table:formula="of:=LOG(2*[.A33])/LOG(4)" office:value-type="float" office:value="2.97709815519344" calcext:value-type="float">
            <text:p>2,97709815519344</text:p>
          </table:table-cell>
          <table:table-cell table:formula="of:=LOG(4*[.A33])/LOG(4)" office:value-type="float" office:value="3.47709815519344" calcext:value-type="float">
            <text:p>3,477098155193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LOG([.A34])/LOG(4)" office:value-type="float" office:value="2.5" calcext:value-type="float">
            <text:p>2,5</text:p>
          </table:table-cell>
          <table:table-cell table:formula="of:=LOG(2*[.A34])/LOG(4)" office:value-type="float" office:value="3" calcext:value-type="float">
            <text:p>3</text:p>
          </table:table-cell>
          <table:table-cell table:formula="of:=LOG(4*[.A34])/LOG(4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LOG([.A35])/LOG(4)" office:value-type="float" office:value="2.52219705967923" calcext:value-type="float">
            <text:p>2,52219705967923</text:p>
          </table:table-cell>
          <table:table-cell table:formula="of:=LOG(2*[.A35])/LOG(4)" office:value-type="float" office:value="3.02219705967923" calcext:value-type="float">
            <text:p>3,02219705967923</text:p>
          </table:table-cell>
          <table:table-cell table:formula="of:=LOG(4*[.A35])/LOG(4)" office:value-type="float" office:value="3.52219705967923" calcext:value-type="float">
            <text:p>3,522197059679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LOG([.A36])/LOG(4)" office:value-type="float" office:value="2.54373142062517" calcext:value-type="float">
            <text:p>2,54373142062517</text:p>
          </table:table-cell>
          <table:table-cell table:formula="of:=LOG(2*[.A36])/LOG(4)" office:value-type="float" office:value="3.04373142062517" calcext:value-type="float">
            <text:p>3,04373142062517</text:p>
          </table:table-cell>
          <table:table-cell table:formula="of:=LOG(4*[.A36])/LOG(4)" office:value-type="float" office:value="3.54373142062517" calcext:value-type="float">
            <text:p>3,543731420625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LOG([.A37])/LOG(4)" office:value-type="float" office:value="2.56464150847248" calcext:value-type="float">
            <text:p>2,56464150847248</text:p>
          </table:table-cell>
          <table:table-cell table:formula="of:=LOG(2*[.A37])/LOG(4)" office:value-type="float" office:value="3.06464150847248" calcext:value-type="float">
            <text:p>3,06464150847248</text:p>
          </table:table-cell>
          <table:table-cell table:formula="of:=LOG(4*[.A37])/LOG(4)" office:value-type="float" office:value="3.56464150847248" calcext:value-type="float">
            <text:p>3,564641508472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LOG([.A38])/LOG(4)" office:value-type="float" office:value="2.58496250072116" calcext:value-type="float">
            <text:p>2,58496250072116</text:p>
          </table:table-cell>
          <table:table-cell table:formula="of:=LOG(2*[.A38])/LOG(4)" office:value-type="float" office:value="3.08496250072116" calcext:value-type="float">
            <text:p>3,08496250072116</text:p>
          </table:table-cell>
          <table:table-cell table:formula="of:=LOG(4*[.A38])/LOG(4)" office:value-type="float" office:value="3.58496250072116" calcext:value-type="float">
            <text:p>3,584962500721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formula="of:=LOG([.A39])/LOG(4)" office:value-type="float" office:value="2.60472668281447" calcext:value-type="float">
            <text:p>2,60472668281447</text:p>
          </table:table-cell>
          <table:table-cell table:formula="of:=LOG(2*[.A39])/LOG(4)" office:value-type="float" office:value="3.10472668281448" calcext:value-type="float">
            <text:p>3,10472668281448</text:p>
          </table:table-cell>
          <table:table-cell table:formula="of:=LOG(4*[.A39])/LOG(4)" office:value-type="float" office:value="3.60472668281447" calcext:value-type="float">
            <text:p>3,604726682814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formula="of:=LOG([.A40])/LOG(4)" office:value-type="float" office:value="2.62396375672179" calcext:value-type="float">
            <text:p>2,62396375672179</text:p>
          </table:table-cell>
          <table:table-cell table:formula="of:=LOG(2*[.A40])/LOG(4)" office:value-type="float" office:value="3.12396375672179" calcext:value-type="float">
            <text:p>3,12396375672179</text:p>
          </table:table-cell>
          <table:table-cell table:formula="of:=LOG(4*[.A40])/LOG(4)" office:value-type="float" office:value="3.62396375672179" calcext:value-type="float">
            <text:p>3,623963756721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LOG([.A41])/LOG(4)" office:value-type="float" office:value="2.64270110943112" calcext:value-type="float">
            <text:p>2,64270110943112</text:p>
          </table:table-cell>
          <table:table-cell table:formula="of:=LOG(2*[.A41])/LOG(4)" office:value-type="float" office:value="3.14270110943112" calcext:value-type="float">
            <text:p>3,14270110943112</text:p>
          </table:table-cell>
          <table:table-cell table:formula="of:=LOG(4*[.A41])/LOG(4)" office:value-type="float" office:value="3.64270110943112" calcext:value-type="float">
            <text:p>3,642701109431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LOG([.A42])/LOG(4)" office:value-type="float" office:value="2.66096404744368" calcext:value-type="float">
            <text:p>2,66096404744368</text:p>
          </table:table-cell>
          <table:table-cell table:formula="of:=LOG(2*[.A42])/LOG(4)" office:value-type="float" office:value="3.16096404744368" calcext:value-type="float">
            <text:p>3,16096404744368</text:p>
          </table:table-cell>
          <table:table-cell table:formula="of:=LOG(4*[.A42])/LOG(4)" office:value-type="float" office:value="3.66096404744368" calcext:value-type="float">
            <text:p>3,660964047443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formula="of:=LOG([.A43])/LOG(4)" office:value-type="float" office:value="2.67877600230904" calcext:value-type="float">
            <text:p>2,67877600230904</text:p>
          </table:table-cell>
          <table:table-cell table:formula="of:=LOG(2*[.A43])/LOG(4)" office:value-type="float" office:value="3.17877600230904" calcext:value-type="float">
            <text:p>3,17877600230904</text:p>
          </table:table-cell>
          <table:table-cell table:formula="of:=LOG(4*[.A43])/LOG(4)" office:value-type="float" office:value="3.67877600230904" calcext:value-type="float">
            <text:p>3,678776002309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LOG([.A44])/LOG(4)" office:value-type="float" office:value="2.69615871138938" calcext:value-type="float">
            <text:p>2,69615871138938</text:p>
          </table:table-cell>
          <table:table-cell table:formula="of:=LOG(2*[.A44])/LOG(4)" office:value-type="float" office:value="3.19615871138938" calcext:value-type="float">
            <text:p>3,19615871138938</text:p>
          </table:table-cell>
          <table:table-cell table:formula="of:=LOG(4*[.A44])/LOG(4)" office:value-type="float" office:value="3.69615871138938" calcext:value-type="float">
            <text:p>3,696158711389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LOG([.A45])/LOG(4)" office:value-type="float" office:value="2.71313237735105" calcext:value-type="float">
            <text:p>2,71313237735105</text:p>
          </table:table-cell>
          <table:table-cell table:formula="of:=LOG(2*[.A45])/LOG(4)" office:value-type="float" office:value="3.21313237735105" calcext:value-type="float">
            <text:p>3,21313237735105</text:p>
          </table:table-cell>
          <table:table-cell table:formula="of:=LOG(4*[.A45])/LOG(4)" office:value-type="float" office:value="3.71313237735105" calcext:value-type="float">
            <text:p>3,713132377351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LOG([.A46])/LOG(4)" office:value-type="float" office:value="2.72971580931865" calcext:value-type="float">
            <text:p>2,72971580931865</text:p>
          </table:table-cell>
          <table:table-cell table:formula="of:=LOG(2*[.A46])/LOG(4)" office:value-type="float" office:value="3.22971580931865" calcext:value-type="float">
            <text:p>3,22971580931865</text:p>
          </table:table-cell>
          <table:table-cell table:formula="of:=LOG(4*[.A46])/LOG(4)" office:value-type="float" office:value="3.72971580931865" calcext:value-type="float">
            <text:p>3,729715809318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LOG([.A47])/LOG(4)" office:value-type="float" office:value="2.74592654816484" calcext:value-type="float">
            <text:p>2,74592654816484</text:p>
          </table:table-cell>
          <table:table-cell table:formula="of:=LOG(2*[.A47])/LOG(4)" office:value-type="float" office:value="3.24592654816484" calcext:value-type="float">
            <text:p>3,24592654816484</text:p>
          </table:table-cell>
          <table:table-cell table:formula="of:=LOG(4*[.A47])/LOG(4)" office:value-type="float" office:value="3.74592654816484" calcext:value-type="float">
            <text:p>3,745926548164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LOG([.A48])/LOG(4)" office:value-type="float" office:value="2.76178097802851" calcext:value-type="float">
            <text:p>2,76178097802851</text:p>
          </table:table-cell>
          <table:table-cell table:formula="of:=LOG(2*[.A48])/LOG(4)" office:value-type="float" office:value="3.26178097802851" calcext:value-type="float">
            <text:p>3,26178097802851</text:p>
          </table:table-cell>
          <table:table-cell table:formula="of:=LOG(4*[.A48])/LOG(4)" office:value-type="float" office:value="3.76178097802851" calcext:value-type="float">
            <text:p>3,761780978028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LOG([.A49])/LOG(4)" office:value-type="float" office:value="2.77729442583882" calcext:value-type="float">
            <text:p>2,77729442583882</text:p>
          </table:table-cell>
          <table:table-cell table:formula="of:=LOG(2*[.A49])/LOG(4)" office:value-type="float" office:value="3.27729442583882" calcext:value-type="float">
            <text:p>3,27729442583882</text:p>
          </table:table-cell>
          <table:table-cell table:formula="of:=LOG(4*[.A49])/LOG(4)" office:value-type="float" office:value="3.77729442583882" calcext:value-type="float">
            <text:p>3,777294425838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formula="of:=LOG([.A50])/LOG(4)" office:value-type="float" office:value="2.79248125036058" calcext:value-type="float">
            <text:p>2,79248125036058</text:p>
          </table:table-cell>
          <table:table-cell table:formula="of:=LOG(2*[.A50])/LOG(4)" office:value-type="float" office:value="3.29248125036058" calcext:value-type="float">
            <text:p>3,29248125036058</text:p>
          </table:table-cell>
          <table:table-cell table:formula="of:=LOG(4*[.A50])/LOG(4)" office:value-type="float" office:value="3.79248125036058" calcext:value-type="float">
            <text:p>3,792481250360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LOG([.A51])/LOG(4)" office:value-type="float" office:value="2.8073549220576" calcext:value-type="float">
            <text:p>2,8073549220576</text:p>
          </table:table-cell>
          <table:table-cell table:formula="of:=LOG(2*[.A51])/LOG(4)" office:value-type="float" office:value="3.3073549220576" calcext:value-type="float">
            <text:p>3,3073549220576</text:p>
          </table:table-cell>
          <table:table-cell table:formula="of:=LOG(4*[.A51])/LOG(4)" office:value-type="float" office:value="3.8073549220576" calcext:value-type="float">
            <text:p>3,80735492205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LOG([.A52])/LOG(4)" office:value-type="float" office:value="2.82192809488736" calcext:value-type="float">
            <text:p>2,82192809488736</text:p>
          </table:table-cell>
          <table:table-cell table:formula="of:=LOG(2*[.A52])/LOG(4)" office:value-type="float" office:value="3.32192809488736" calcext:value-type="float">
            <text:p>3,32192809488736</text:p>
          </table:table-cell>
          <table:table-cell table:formula="of:=LOG(4*[.A52])/LOG(4)" office:value-type="float" office:value="3.82192809488736" calcext:value-type="float">
            <text:p>3,821928094887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formula="of:=LOG([.A53])/LOG(4)" office:value-type="float" office:value="2.83621267098575" calcext:value-type="float">
            <text:p>2,83621267098575</text:p>
          </table:table-cell>
          <table:table-cell table:formula="of:=LOG(2*[.A53])/LOG(4)" office:value-type="float" office:value="3.33621267098575" calcext:value-type="float">
            <text:p>3,33621267098575</text:p>
          </table:table-cell>
          <table:table-cell table:formula="of:=LOG(4*[.A53])/LOG(4)" office:value-type="float" office:value="3.83621267098575" calcext:value-type="float">
            <text:p>3,836212670985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formula="of:=LOG([.A54])/LOG(4)" office:value-type="float" office:value="2.85021985907055" calcext:value-type="float">
            <text:p>2,85021985907055</text:p>
          </table:table-cell>
          <table:table-cell table:formula="of:=LOG(2*[.A54])/LOG(4)" office:value-type="float" office:value="3.35021985907055" calcext:value-type="float">
            <text:p>3,35021985907055</text:p>
          </table:table-cell>
          <table:table-cell table:formula="of:=LOG(4*[.A54])/LOG(4)" office:value-type="float" office:value="3.85021985907055" calcext:value-type="float">
            <text:p>3,850219859070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table:formula="of:=LOG([.A55])/LOG(4)" office:value-type="float" office:value="2.8639602272816" calcext:value-type="float">
            <text:p>2,8639602272816</text:p>
          </table:table-cell>
          <table:table-cell table:formula="of:=LOG(2*[.A55])/LOG(4)" office:value-type="float" office:value="3.3639602272816" calcext:value-type="float">
            <text:p>3,3639602272816</text:p>
          </table:table-cell>
          <table:table-cell table:formula="of:=LOG(4*[.A55])/LOG(4)" office:value-type="float" office:value="3.8639602272816" calcext:value-type="float">
            <text:p>3,86396022728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table:formula="of:=LOG([.A56])/LOG(4)" office:value-type="float" office:value="2.87744375108173" calcext:value-type="float">
            <text:p>2,87744375108173</text:p>
          </table:table-cell>
          <table:table-cell table:formula="of:=LOG(2*[.A56])/LOG(4)" office:value-type="float" office:value="3.37744375108173" calcext:value-type="float">
            <text:p>3,37744375108173</text:p>
          </table:table-cell>
          <table:table-cell table:formula="of:=LOG(4*[.A56])/LOG(4)" office:value-type="float" office:value="3.87744375108173" calcext:value-type="float">
            <text:p>3,877443751081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LOG([.A57])/LOG(4)" office:value-type="float" office:value="2.89067985676233" calcext:value-type="float">
            <text:p>2,89067985676233</text:p>
          </table:table-cell>
          <table:table-cell table:formula="of:=LOG(2*[.A57])/LOG(4)" office:value-type="float" office:value="3.39067985676233" calcext:value-type="float">
            <text:p>3,39067985676233</text:p>
          </table:table-cell>
          <table:table-cell table:formula="of:=LOG(4*[.A57])/LOG(4)" office:value-type="float" office:value="3.89067985676233" calcext:value-type="float">
            <text:p>3,890679856762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LOG([.A58])/LOG(4)" office:value-type="float" office:value="2.9036774610288" calcext:value-type="float">
            <text:p>2,9036774610288</text:p>
          </table:table-cell>
          <table:table-cell table:formula="of:=LOG(2*[.A58])/LOG(4)" office:value-type="float" office:value="3.4036774610288" calcext:value-type="float">
            <text:p>3,4036774610288</text:p>
          </table:table-cell>
          <table:table-cell table:formula="of:=LOG(4*[.A58])/LOG(4)" office:value-type="float" office:value="3.9036774610288" calcext:value-type="float">
            <text:p>3,90367746102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formula="of:=LOG([.A59])/LOG(4)" office:value-type="float" office:value="2.91644500708237" calcext:value-type="float">
            <text:p>2,91644500708237</text:p>
          </table:table-cell>
          <table:table-cell table:formula="of:=LOG(2*[.A59])/LOG(4)" office:value-type="float" office:value="3.41644500708237" calcext:value-type="float">
            <text:p>3,41644500708237</text:p>
          </table:table-cell>
          <table:table-cell table:formula="of:=LOG(4*[.A59])/LOG(4)" office:value-type="float" office:value="3.91644500708237" calcext:value-type="float">
            <text:p>3,916445007082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table:formula="of:=LOG([.A60])/LOG(4)" office:value-type="float" office:value="2.92899049756379" calcext:value-type="float">
            <text:p>2,92899049756379</text:p>
          </table:table-cell>
          <table:table-cell table:formula="of:=LOG(2*[.A60])/LOG(4)" office:value-type="float" office:value="3.42899049756379" calcext:value-type="float">
            <text:p>3,42899049756379</text:p>
          </table:table-cell>
          <table:table-cell table:formula="of:=LOG(4*[.A60])/LOG(4)" office:value-type="float" office:value="3.92899049756379" calcext:value-type="float">
            <text:p>3,928990497563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formula="of:=LOG([.A61])/LOG(4)" office:value-type="float" office:value="2.94132152468092" calcext:value-type="float">
            <text:p>2,94132152468092</text:p>
          </table:table-cell>
          <table:table-cell table:formula="of:=LOG(2*[.A61])/LOG(4)" office:value-type="float" office:value="3.44132152468092" calcext:value-type="float">
            <text:p>3,44132152468092</text:p>
          </table:table-cell>
          <table:table-cell table:formula="of:=LOG(4*[.A61])/LOG(4)" office:value-type="float" office:value="3.94132152468092" calcext:value-type="float">
            <text:p>3,941321524680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LOG([.A62])/LOG(4)" office:value-type="float" office:value="2.95344529780426" calcext:value-type="float">
            <text:p>2,95344529780426</text:p>
          </table:table-cell>
          <table:table-cell table:formula="of:=LOG(2*[.A62])/LOG(4)" office:value-type="float" office:value="3.45344529780426" calcext:value-type="float">
            <text:p>3,45344529780426</text:p>
          </table:table-cell>
          <table:table-cell table:formula="of:=LOG(4*[.A62])/LOG(4)" office:value-type="float" office:value="3.95344529780426" calcext:value-type="float">
            <text:p>3,953445297804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table:formula="of:=LOG([.A63])/LOG(4)" office:value-type="float" office:value="2.96536866878144" calcext:value-type="float">
            <text:p>2,96536866878144</text:p>
          </table:table-cell>
          <table:table-cell table:formula="of:=LOG(2*[.A63])/LOG(4)" office:value-type="float" office:value="3.46536866878144" calcext:value-type="float">
            <text:p>3,46536866878144</text:p>
          </table:table-cell>
          <table:table-cell table:formula="of:=LOG(4*[.A63])/LOG(4)" office:value-type="float" office:value="3.96536866878144" calcext:value-type="float">
            <text:p>3,965368668781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formula="of:=LOG([.A64])/LOG(4)" office:value-type="float" office:value="2.97709815519344" calcext:value-type="float">
            <text:p>2,97709815519344</text:p>
          </table:table-cell>
          <table:table-cell table:formula="of:=LOG(2*[.A64])/LOG(4)" office:value-type="float" office:value="3.47709815519344" calcext:value-type="float">
            <text:p>3,47709815519344</text:p>
          </table:table-cell>
          <table:table-cell table:formula="of:=LOG(4*[.A64])/LOG(4)" office:value-type="float" office:value="3.97709815519344" calcext:value-type="float">
            <text:p>3,977098155193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formula="of:=LOG([.A65])/LOG(4)" office:value-type="float" office:value="2.98863996174996" calcext:value-type="float">
            <text:p>2,98863996174996</text:p>
          </table:table-cell>
          <table:table-cell table:formula="of:=LOG(2*[.A65])/LOG(4)" office:value-type="float" office:value="3.48863996174996" calcext:value-type="float">
            <text:p>3,48863996174996</text:p>
          </table:table-cell>
          <table:table-cell table:formula="of:=LOG(4*[.A65])/LOG(4)" office:value-type="float" office:value="3.98863996174996" calcext:value-type="float">
            <text:p>3,988639961749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LOG([.A66])/LOG(4)" office:value-type="float" office:value="3" calcext:value-type="float">
            <text:p>3</text:p>
          </table:table-cell>
          <table:table-cell table:formula="of:=LOG(2*[.A66])/LOG(4)" office:value-type="float" office:value="3.5" calcext:value-type="float">
            <text:p>3,5</text:p>
          </table:table-cell>
          <table:table-cell table:formula="of:=LOG(4*[.A66])/LOG(4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formula="of:=LOG([.A67])/LOG(4)" office:value-type="float" office:value="3.01118390651423" calcext:value-type="float">
            <text:p>3,01118390651423</text:p>
          </table:table-cell>
          <table:table-cell table:formula="of:=LOG(2*[.A67])/LOG(4)" office:value-type="float" office:value="3.51118390651423" calcext:value-type="float">
            <text:p>3,51118390651423</text:p>
          </table:table-cell>
          <table:table-cell table:formula="of:=LOG(4*[.A67])/LOG(4)" office:value-type="float" office:value="4.01118390651423" calcext:value-type="float">
            <text:p>4,01118390651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6:26:06.775492096</meta:creation-date>
    <dc:date>2021-04-26T16:57:16.774695659</dc:date>
    <meta:editing-duration>PT10M45S</meta:editing-duration>
    <meta:editing-cycles>3</meta:editing-cycles>
    <meta:generator>LibreOffice/6.4.7.2$Linux_X86_64 LibreOffice_project/40$Build-2</meta:generator>
    <meta:document-statistic meta:table-count="1" meta:cell-count="669" meta:object-count="0"/>
  </office:meta>
</office:document-meta>
</file>